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Times New Roman1" svg:font-family="'Times New Roman'"/>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7313in"/>
    </style:style>
    <style:style style:name="P1" style:family="paragraph" style:parent-style-name="Normal">
      <style:text-properties style:text-underline-style="solid" style:text-underline-width="auto" style:text-underline-color="font-color" fo:font-weight="normal"/>
    </style:style>
    <style:style style:name="P2" style:family="paragraph" style:parent-style-name="Normal">
      <style:paragraph-properties fo:text-align="center" style:justify-single-word="false"/>
      <style:text-properties style:text-underline-style="solid" style:text-underline-width="auto" style:text-underline-color="font-color" fo:font-weight="bold"/>
    </style:style>
    <style:style style:name="P3" style:family="paragraph" style:parent-style-name="Normal">
      <style:text-properties fo:font-style="italic" fo:font-weight="bold"/>
    </style:style>
    <style:style style:name="P4" style:family="paragraph" style:parent-style-name="Normal">
      <style:text-properties fo:font-style="italic" fo:font-weight="normal"/>
    </style:style>
    <style:style style:name="P5" style:family="paragraph" style:parent-style-name="Normal">
      <style:text-properties fo:font-weight="bold"/>
    </style:style>
    <style:style style:name="P6" style:family="paragraph" style:parent-style-name="Normal">
      <style:text-properties fo:font-weight="normal"/>
    </style:style>
    <style:style style:name="P7" style:family="paragraph" style:parent-style-name="Normal">
      <style:paragraph-properties fo:text-align="start" style:justify-single-word="false"/>
      <style:text-properties fo:font-weight="normal"/>
    </style:style>
    <style:style style:name="P8" style:family="paragraph" style:parent-style-name="Normal">
      <style:paragraph-properties fo:text-align="start" style:justify-single-word="false"/>
      <style:text-properties fo:font-style="normal" fo:font-weight="normal" style:font-style-asian="normal" style:font-style-complex="normal"/>
    </style:style>
    <style:style style:name="P9" style:family="paragraph" style:parent-style-name="Normal">
      <style:paragraph-properties fo:background-color="#ffffff">
        <style:background-image/>
      </style:paragraph-properties>
      <style:text-properties fo:font-weight="normal" fo:background-color="#ffffff"/>
    </style:style>
    <style:style style:name="P10" style:family="paragraph" style:parent-style-name="Standard" style:list-style-name="L1">
      <style:paragraph-properties fo:margin-left="0in" fo:margin-right="0in" fo:text-indent="0in" style:auto-text-indent="false" style:writing-mode="lr-tb"/>
      <style:text-properties fo:font-size="12pt" fo:language="en" fo:country="US" fo:font-weight="bold"/>
    </style:style>
    <style:style style:name="P11" style:family="paragraph" style:parent-style-name="Normal">
      <style:paragraph-properties fo:text-align="start" style:justify-single-word="false"/>
      <style:text-properties fo:font-style="italic" fo:font-weight="normal" style:font-style-asian="italic" style:font-style-complex="italic"/>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0f394" style:font-style-asian="italic" style:font-style-complex="italic"/>
    </style:style>
    <style:style style:name="T4" style:family="text">
      <style:text-properties officeooo:rsid="001f0842"/>
    </style:style>
    <style:style style:name="T5" style:family="text">
      <style:text-properties officeooo:rsid="0020a4f9"/>
    </style:style>
    <style:style style:name="T6" style:family="text">
      <style:text-properties officeooo:rsid="0020f394"/>
    </style:style>
    <style:style style:name="T7" style:family="text">
      <style:text-properties officeooo:rsid="0022a4cd"/>
    </style:style>
    <style:style style:name="Sect1" style:family="section">
      <style:section-properties style:editable="false">
        <style:columns fo:column-count="1" fo:column-gap="0in"/>
      </style:section-properties>
    </style:style>
    <text:list-style style:name="L1">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5">Team Binary Evolution </text:p>
        <text:p text:style-name="P5">ECE 554 Spring 2011</text:p>
        <text:p text:style-name="P5">Rev 1.0</text:p>
        <text:p text:style-name="P5"/>
        <text:p text:style-name="P2">Assembly Language Syntax Guide</text:p>
        <text:p text:style-name="P5"/>
        <text:p text:style-name="P5">Purpose of Document -</text:p>
        <text:p text:style-name="P6"><text:tab/>This document is designed to aid the assembly language programmer of the Binary Evolution ISA by informing them about standard syntax and assembler conventions. For a full specification of the ISA, please refer to the appropriate documentation. All conventions specified here are also followed by the Binary Evolution ISA simulator.</text:p>
        <text:p text:style-name="P6"/>
        <text:list xml:id="list1551830070" text:style-name="L1">
          <text:list-item>
            <text:p text:style-name="P10">. Assembly language Comments</text:p>
          </text:list-item>
          <text:list-item>
            <text:p text:style-name="P10">. Assembler Macro Substitution, The .EQU Directive</text:p>
          </text:list-item>
          <text:list-item>
            <text:p text:style-name="P10">. Labels and the and <text:span text:style-name="T4">the LDAD</text:span>R pseudoinstruction</text:p>
          </text:list-item>
          <text:list-item>
            <text:p text:style-name="P10">. The Special “__START” label</text:p>
          </text:list-item>
          <text:list-item>
            <text:p text:style-name="P10">. Register identifiers and conventions</text:p>
          </text:list-item>
          <text:list-item>
            <text:p text:style-name="P10">. Conditional instructions</text:p>
          </text:list-item>
          <text:list-item>
            <text:p text:style-name="P10">. Filename conventions</text:p>
          </text:list-item>
          <text:list-item>
            <text:p text:style-name="P10">. Data memory file format and space declarations</text:p>
          </text:list-item>
          <text:list-item>
            <text:p text:style-name="P10">. Immediate values and literals</text:p>
          </text:list-item>
        </text:list>
        <text:p text:style-name="P6"/>
        <text:p text:style-name="P5">Section 1. Assembly language Comments</text:p>
        <text:p text:style-name="P6">Comments are of the standard C form of '//'. Everything after a '//' is not considered by the assembler or the simulator.</text:p>
        <text:p text:style-name="P6"/>
        <text:p text:style-name="P6"/>
        <text:p text:style-name="P5">Section 2. Assembler Macro Substitution, The .EQU Directive</text:p>
        <text:p text:style-name="P6">The .EQU directive allows the programmer to do global find and replace on a per-file basis. </text:p>
        <text:p text:style-name="P6"/>
        <text:p text:style-name="P1">Syntax Example: <text:span text:style-name="T1">For all future syntax examples, ^ denotes beginning of line</text:span></text:p>
        <text:p text:style-name="P1"/>
        <text:p text:style-name="P5">^.EQU <text:span text:style-name="T1">SearchVal ReplaceVal</text:span></text:p>
        <text:p text:style-name="P3"/>
        <text:p text:style-name="P6">Every instance of SearchVal (even many per line) is replaced by ReplaceVal. </text:p>
        <text:p text:style-name="P6">Legal values for both arguments are alphanumerics of upper and lower case, as well as underscore.</text:p>
        <text:p text:style-name="P6">All .EQU directives are only valid at the top of the assembly file. Comments may appear above and below the .EQU's. If a .EQU is seen after a code segment, an error occurs.</text:p>
        <text:p text:style-name="P6"/>
        <text:p text:style-name="P5">Section 3. Labels and the <text:span text:style-name="T5">LDADR Pseudo instruction</text:span></text:p>
        <text:p text:style-name="P5"/>
        <text:p text:style-name="P9">Labels are Alphanumeric (including underscore) and are used to identify blocks of code when branching. Labels must be unique between every single assembly file provided. Labels are only valid at the very beginning of a line, and are appended with a colon. Labels are only allowed on the same line as a valid instruction or a data memory declaration (See section 8)</text:p>
        <text:p text:style-name="P6"/>
        <text:p text:style-name="P1">Syntax Example:</text:p>
        <text:p text:style-name="P6"/>
        <text:p text:style-name="P4">^LABEL: (whitespace) (rest of instruction or data declaration) //optional comment</text:p>
        <text:p text:style-name="P6"><text:soft-page-break/></text:p>
        <text:p text:style-name="P6">The normal format for the single operand B and BL instructions takes either an immediate value or a register value. <text:span text:style-name="T5">The programmer alternatively can use the LDADR instruction to place the value of a label into rd, and then use the B &lt;register&gt; instruction as if they were doing B &lt;LABEL&gt;.</text:span> Specifying a label that is in the Data Mem file is invalid and will not work because there is a separate symbol table for that file.</text:p>
        <text:p text:style-name="P6"/>
        <text:p text:style-name="P6">The LDADR Pseudoinstruction – This instruction is used to get the <text:span text:style-name="T7">32bit</text:span> address of a data label into a register to be used by a regular Load/Store instruction. <text:span text:style-name="T6">For memory addresses, the top 8 bits will be 0, </text:span><text:span text:style-name="T7">since external mem is addressable with 32 bits.</text:span></text:p>
        <text:p text:style-name="P6"/>
        <text:p text:style-name="P7"><text:tab/>LDADR Rd, <text:s/>=(<text:span text:style-name="T2">LiteralVal | DataMemLabel </text:span><text:span text:style-name="T3">| IMemLabel</text:span><text:span text:style-name="T2">)</text:span></text:p>
        <text:p text:style-name="P11"/>
        <text:p text:style-name="P8">This instruction is assembled into a series of add and move/shift instructions which use immediates to place the desired literal or Label address <text:s/>into Rd.</text:p>
        <text:p text:style-name="P11"/>
        <text:p text:style-name="P6"/>
        <text:p text:style-name="P5">Section 4. The Special “__START”label</text:p>
        <text:p text:style-name="P6">By convention, the label “__START” denotes where program execution will start. The assembler will ensure that this <text:s/>instruction will be loaded into the correct region of memory (what the PC is initialized to) and this is where the Simulator starts execution. Branching to this label is valid. Having more than one __START label will cause an error.</text:p>
        <text:p text:style-name="P6"/>
        <text:p text:style-name="P5">Section 5. Register Identifiers and Conventions</text:p>
        <text:p text:style-name="P6">For instructions that have registers as operands, valid syntax is upper or lowercase R followed by a number denoting the register number 0 through 31. Multiple registers are separated by commas and arbitrary whitespace. Order matters when specifying registers in instructions. Consult the ISA or your local assembly expert.</text:p>
        <text:p text:style-name="P6"/>
        <text:p text:style-name="P6">Some registers such as R31 are read only by the programmer (it is the PC) and others have special purposes as well. Here is a summary:</text:p>
        <table:table table:name="Table1" table:style-name="Table1">
          <table:table-column table:style-name="Table1.A" table:number-columns-repeated="4"/>
          <table:table-row>
            <table:table-cell office:value-type="string">
              <text:p text:style-name="Normal">Register</text:p>
            </table:table-cell>
            <table:table-cell office:value-type="string">
              <text:p text:style-name="Normal">Convention</text:p>
            </table:table-cell>
            <table:table-cell office:value-type="string">
              <text:p text:style-name="Normal">Read rules</text:p>
            </table:table-cell>
            <table:table-cell office:value-type="string">
              <text:p text:style-name="Normal">Write rules</text:p>
            </table:table-cell>
          </table:table-row>
          <table:table-row>
            <table:table-cell office:value-type="string">
              <text:p text:style-name="Normal">R31</text:p>
            </table:table-cell>
            <table:table-cell office:value-type="string">
              <text:p text:style-name="Normal">PC (Hard convention)</text:p>
            </table:table-cell>
            <table:table-cell office:value-type="string">
              <text:p text:style-name="Normal">Readable by all instructions, except for two register input neighborhood operations (LDNEIGHBOR, STRNEIGHBOR,</text:p>
              <text:p text:style-name="Normal">MX***) </text:p>
              <text:p text:style-name="Normal"/>
            </table:table-cell>
            <table:table-cell office:value-type="string">
              <text:p text:style-name="Normal">Not writable.</text:p>
            </table:table-cell>
          </table:table-row>
          <table:table-row>
            <table:table-cell office:value-type="string">
              <text:p text:style-name="Normal">R30</text:p>
            </table:table-cell>
            <table:table-cell office:value-type="string">
              <text:p text:style-name="Normal">LR (Hard convention), <text:s/>Set to value of the PC upon BL instruction.</text:p>
            </table:table-cell>
            <table:table-cell office:value-type="string">
              <text:p text:style-name="Normal">Readable by all instructions</text:p>
            </table:table-cell>
            <table:table-cell office:value-type="string">
              <text:p text:style-name="Normal">Not writable by neighborhood operations (would be writing into the PC)</text:p>
              <text:p text:style-name="Normal">(LDNEIGHBOR, STRNEIGHBOR,</text:p>
              <text:p text:style-name="Normal">MX***) </text:p>
            </table:table-cell>
          </table:table-row>
          <table:table-row>
            <table:table-cell office:value-type="string">
              <text:p text:style-name="Normal">R29</text:p>
            </table:table-cell>
            <table:table-cell office:value-type="string">
              <text:p text:style-name="Normal">SP (soft convention)</text:p>
              <text:p text:style-name="Normal">Is reset to initial address <text:soft-page-break/>of the stack in hardware.</text:p>
            </table:table-cell>
            <table:table-cell office:value-type="string">
              <text:p text:style-name="Normal">Readable by all instructions</text:p>
            </table:table-cell>
            <table:table-cell office:value-type="string">
              <text:p text:style-name="Normal">Writable by All Instructions</text:p>
            </table:table-cell>
          </table:table-row>
          <table:table-row>
            <table:table-cell office:value-type="string">
              <text:p text:style-name="Normal">R28</text:p>
            </table:table-cell>
            <table:table-cell office:value-type="string">
              <text:p text:style-name="Normal">Used by the assembler for Branch Label pseudo instructions (Soft)</text:p>
            </table:table-cell>
            <table:table-cell office:value-type="string">
              <text:p text:style-name="Normal">Readable by all instructions</text:p>
            </table:table-cell>
            <table:table-cell office:value-type="string">
              <text:p text:style-name="Normal">Writable by all instructions</text:p>
            </table:table-cell>
          </table:table-row>
        </table:table>
        <text:p text:style-name="P6"/>
        <text:p text:style-name="P5">Section 6. Conditional Instructions</text:p>
        <text:p text:style-name="P6">Any instruction can be made conditional by appending “_??” after the regular instruction mneumonic, where ?? is a valid 2 letter conditional code specified in the ISA. Case does not matter.</text:p>
        <text:p text:style-name="P6"/>
        <text:p text:style-name="P5">Section 7. Filename Extension conventions</text:p>
        <text:p text:style-name="P6">Assembly code files require a “.s” filename extension. Any number of assembly files can be specified to the assembler and simulator.</text:p>
        <text:p text:style-name="P6"/>
        <text:p text:style-name="P6">Data memory files require a “.data” filename extension. Only a single .data file is allowed. The .data file is also required to be specified last in the argument list.</text:p>
        <text:p text:style-name="P6"/>
        <text:p text:style-name="P5">Section 8. Data memory file format and space declarations</text:p>
        <text:p text:style-name="P6">The declaration of memory space is similar to that of ARM7 assembly language.</text:p>
        <text:p text:style-name="P6"/>
        <text:p text:style-name="P6">^LABEL: .SPACE <text:span text:style-name="T1">N //declare the next N bytes, no initialization. N can be a multiplication expression such as 20 * 6.</text:span></text:p>
        <text:p text:style-name="P6"/>
        <text:p text:style-name="P6">^LABEL: .WORD40 <text:span text:style-name="T1">MyVal1,MyVal2, … //declare words of data and initialize them to values</text:span></text:p>
        <text:p text:style-name="P6"/>
        <text:p text:style-name="P6">^LABEL: .WORD16 <text:span text:style-name="T1">MyVal1, MyVal2, … //declare 16 bit <text:s/>words of data, with initialization</text:span></text:p>
        <text:p text:style-name="P6"/>
        <text:p text:style-name="P6">^LABEL: .WORD32 <text:span text:style-name="T1">MyVal1, MyVal2, … //declare 32 bit <text:s/>words of data, with initialization</text:span></text:p>
        <text:p text:style-name="P6"/>
        <text:p text:style-name="P6">^LABEL: .BYTE <text:span text:style-name="T1">MyByteVal1, MyVal2, … //declare bytes of data and initialize them.</text:span></text:p>
        <text:p text:style-name="P6"/>
        <text:p text:style-name="P6">^LABEL: .FILE &lt;SIZE IDENTIFIER&gt; <text:span text:style-name="T1">filename //read in values, one per line and interpret them as the size specified. Blank lines are skipped, same rules apply as for immediate values in code.</text:span></text:p>
        <text:p text:style-name="P6"/>
        <text:p text:style-name="P6">^LABEL: .FILEBIN <text:span text:style-name="T1">filename //Open filename and read it in, interpreted as raw byte data</text:span></text:p>
        <text:p text:style-name="P6"/>
        <text:p text:style-name="P6">For the .FILE operations, the first WORD40 value contains the number of bytes that were read in and allocated for the file. (to get to the first byte value access memory at [LABEL + 5] , assuming byte addressable memory)</text:p>
        <text:p text:style-name="P6"/>
        <text:p text:style-name="P6">Labels are required on space declaration lines.</text:p>
        <text:p text:style-name="P6"/>
        <text:p text:style-name="P5">Section 9. <text:s/>Immediate values and literals</text:p>
        <text:p text:style-name="P6">For instructions that accept immediate values, the programmer can specify them either as a Decimal number (with optional minus sign) or a hexadecimal number prefixed by “0x”. Hexadecimal Immediate values that are too large to fit in the specified field are Truncated and a warning is issued. Decimal values that do not fit cause an error. Hexadecimal values have their top bit (for the size of immediate appropriate) sign extended when used in the ISA, so specify them carefull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 svg:font-family="Arial"/>
    <style:font-face style:name="Times New Roman1" svg:font-family="'Times New Roman'"/>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0835in" fo:margin-bottom="0.0835in"/>
      <style:text-properties fo:font-size="12pt" fo:font-style="italic"/>
    </style:style>
    <style:style style:name="Normal" style:family="paragraph">
      <style:paragraph-properties style:writing-mode="lr-tb"/>
      <style:text-properties style:font-name="Times New Roman1" fo:font-size="12pt" fo:language="en" fo:country="US"/>
    </style:style>
    <style:style style:name="Heading" style:family="paragraph" style:parent-style-name="Normal" style:next-style-name="Text_20_body" style:class="text">
      <style:paragraph-properties fo:margin-top="0.1665in" fo:margin-bottom="0.0835in" fo:keep-with-next="always"/>
      <style:text-properties style:font-name="Arial" fo:font-size="14pt"/>
    </style:style>
    <style:style style:name="Text_20_body" style:display-name="Text body" style:family="paragraph" style:parent-style-name="Normal" style:class="text">
      <style:paragraph-properties fo:margin-top="0in" fo:margin-bottom="0.0835in"/>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11-02-14T16:16:00.77</meta:creation-date>
    <dc:date>2011-02-17T13:38:08</dc:date>
    <meta:editing-duration>PT00H20M32S</meta:editing-duration>
    <meta:editing-cycles>10</meta:editing-cycles>
    <meta:print-date>2011-02-16T12:28:11.71</meta:print-date>
    <meta:document-statistic meta:table-count="1" meta:image-count="0" meta:object-count="0" meta:page-count="3" meta:paragraph-count="79" meta:word-count="1097" meta:character-count="6657"/>
  </office:meta>
</office:document-meta>
</file>